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">
      <style:paragraph-properties fo:margin-top="0cm" fo:margin-bottom="0cm" loext:contextual-spacing="false"/>
    </style:style>
    <style:style style:name="P12" style:family="paragraph" style:parent-style-name="Text_20_body" style:list-style-name="L2">
      <style:paragraph-properties fo:margin-top="0cm" fo:margin-bottom="0cm" loext:contextual-spacing="false"/>
    </style:style>
    <style:style style:name="P13" style:family="paragraph" style:parent-style-name="Text_20_body" style:list-style-name="L3">
      <style:paragraph-properties fo:margin-top="0cm" fo:margin-bottom="0cm" loext:contextual-spacing="false"/>
    </style:style>
    <style:style style:name="P14" style:family="paragraph" style:parent-style-name="Text_20_body" style:list-style-name="L4">
      <style:paragraph-properties fo:margin-top="0cm" fo:margin-bottom="0cm" loext:contextual-spacing="false"/>
    </style:style>
    <style:style style:name="P15" style:family="paragraph" style:parent-style-name="Text_20_body" style:list-style-name="L5">
      <style:paragraph-properties fo:margin-top="0cm" fo:margin-bottom="0cm" loext:contextual-spacing="false"/>
    </style:style>
    <style:style style:name="P16" style:family="paragraph" style:parent-style-name="Text_20_body" style:list-style-name="L6">
      <style:paragraph-properties fo:margin-top="0cm" fo:margin-bottom="0cm" loext:contextual-spacing="false"/>
    </style:style>
    <style:style style:name="P17" style:family="paragraph" style:parent-style-name="Text_20_body" style:list-style-name="L7">
      <style:paragraph-properties fo:margin-top="0cm" fo:margin-bottom="0cm" loext:contextual-spacing="false"/>
    </style:style>
    <style:style style:name="P18" style:family="paragraph" style:parent-style-name="Text_20_body" style:list-style-name="L8">
      <style:paragraph-properties fo:margin-top="0cm" fo:margin-bottom="0cm" loext:contextual-spacing="false"/>
    </style:style>
    <style:style style:name="P19" style:family="paragraph" style:parent-style-name="Text_20_body" style:list-style-name="L9">
      <style:paragraph-properties fo:margin-top="0cm" fo:margin-bottom="0cm" loext:contextual-spacing="false"/>
    </style:style>
    <style:style style:name="P20" style:family="paragraph" style:parent-style-name="Text_20_body" style:list-style-name="L10">
      <style:paragraph-properties fo:margin-top="0cm" fo:margin-bottom="0cm" loext:contextual-spacing="fals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 text:start-value="1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 text:start-value="16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 text:start-value="2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 text:start-value="26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 text:start-value="3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 text:start-value="36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 text:start-value="4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 text:start-value="46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Here is a curated list of <text:span text:style-name="Strong_20_Emphasis">50 advanced Python interview questions and answers</text:span> tailored for a <text:span text:style-name="Strong_20_Emphasis">Senior Architect-level position</text:span>:</text:p>
      <text:p text:style-name="Standard"/>
      <text:p text:style-name="Standard"/>
      <text:h text:style-name="Heading_20_3" text:outline-level="3"><text:span text:style-name="Strong_20_Emphasis">1. Python Architecture and Performance</text:span></text:h>
      <text:list xml:id="list1452664826" text:style-name="L1">
        <text:list-item>
          <text:p text:style-name="P1"><text:span text:style-name="Strong_20_Emphasis">Explain Python’s Global Interpreter Lock (GIL) and how it affects multi-threading.</text:span></text:p>
          <text:list>
            <text:list-item>
              <text:p text:style-name="P11">The GIL is a mutex that protects access to Python objects, preventing multiple native threads from executing Python bytecodes simultaneously. It simplifies memory management but limits multi-threading for CPU-bound tasks. Alternatives include multi-processing or libraries like <text:span text:style-name="Source_20_Text">concurrent.futures</text:span>.</text:p>
            </text:list-item>
          </text:list>
        </text:list-item>
        <text:list-item>
          <text:p text:style-name="P1"><text:span text:style-name="Strong_20_Emphasis">What are Python's memory management mechanisms?</text:span></text:p>
          <text:list>
            <text:list-item>
              <text:p text:style-name="P11">Python uses dynamic memory allocation through private heap space, managed by its memory manager. Reference counting, garbage collection, and <text:span text:style-name="Source_20_Text">__del__</text:span> are key.</text:p>
            </text:list-item>
          </text:list>
        </text:list-item>
        <text:list-item>
          <text:p text:style-name="P1"><text:span text:style-name="Strong_20_Emphasis">How would you optimize Python code for performance?</text:span></text:p>
          <text:list>
            <text:list-item>
              <text:p text:style-name="P11">Use tools like <text:span text:style-name="Source_20_Text">cProfile</text:span> and <text:span text:style-name="Source_20_Text">line_profiler</text:span> for profiling. Optimize with:</text:p>
              <text:list>
                <text:list-item>
                  <text:p text:style-name="P11">Built-in libraries (e.g., <text:span text:style-name="Source_20_Text">map</text:span>, <text:span text:style-name="Source_20_Text">filter</text:span>, <text:span text:style-name="Source_20_Text">itertools</text:span>).</text:p>
                </text:list-item>
                <text:list-item>
                  <text:p text:style-name="P11">Compiled modules (<text:span text:style-name="Source_20_Text">Cython</text:span>, <text:span text:style-name="Source_20_Text">NumPy</text:span>).</text:p>
                </text:list-item>
                <text:list-item>
                  <text:p text:style-name="P11">Async I/O for concurrency.</text:p>
                </text:list-item>
              </text:list>
            </text:list-item>
          </text:list>
        </text:list-item>
        <text:list-item>
          <text:p text:style-name="P1"><text:span text:style-name="Strong_20_Emphasis">What is the difference between </text:span><text:span text:style-name="Strong_20_Emphasis"><text:span text:style-name="Source_20_Text">deepcopy()</text:span></text:span><text:span text:style-name="Strong_20_Emphasis"> and </text:span><text:span text:style-name="Strong_20_Emphasis"><text:span text:style-name="Source_20_Text">copy()</text:span></text:span><text:span text:style-name="Strong_20_Emphasis"> in Python?</text:span></text:p>
          <text:list>
            <text:list-item>
              <text:p text:style-name="P11"><text:span text:style-name="Source_20_Text">copy.copy()</text:span> performs a shallow copy (references objects), while <text:span text:style-name="Source_20_Text">copy.deepcopy()</text:span> creates independent copies of objects, recursively copying referenced objects.</text:p>
            </text:list-item>
          </text:list>
        </text:list-item>
        <text:list-item>
          <text:p text:style-name="P1"><text:span text:style-name="Strong_20_Emphasis">How does Python manage large datasets in memory?</text:span></text:p>
          <text:list>
            <text:list-item>
              <text:p text:style-name="P1">Use memory-efficient libraries like <text:span text:style-name="Source_20_Text">pandas</text:span> (with <text:span text:style-name="Source_20_Text">dtypes</text:span> optimization), generators, or frameworks like <text:span text:style-name="Source_20_Text">Dask</text:span> for distributed processing.</text:p>
            </text:list-item>
          </text:list>
        </text:list-item>
      </text:list>
      <text:p text:style-name="Horizontal_20_Line"/>
      <text:h text:style-name="Heading_20_3" text:outline-level="3"><text:span text:style-name="Strong_20_Emphasis">2. Advanced Python Syntax and Features</text:span></text:h>
      <text:list xml:id="list1186609755" text:style-name="L2">
        <text:list-item>
          <text:p text:style-name="P2"><text:span text:style-name="Strong_20_Emphasis">What are Python metaclasses?</text:span></text:p>
          <text:list>
            <text:list-item>
              <text:p text:style-name="P12">Metaclasses control the behavior of class creation. By overriding <text:span text:style-name="Source_20_Text">__new__</text:span> or <text:span text:style-name="Source_20_Text">__init__</text:span>, you can customize class definitions dynamically.</text:p>
            </text:list-item>
          </text:list>
        </text:list-item>
        <text:list-item>
          <text:p text:style-name="P2"><text:span text:style-name="Strong_20_Emphasis">What is the purpose of the </text:span><text:span text:style-name="Strong_20_Emphasis"><text:span text:style-name="Source_20_Text">@property</text:span></text:span><text:span text:style-name="Strong_20_Emphasis"> decorator?</text:span></text:p>
          <text:list>
            <text:list-item>
              <text:p text:style-name="P12">It makes a method act as a read-only property, simplifying getter logic without exposing internal variables.</text:p>
            </text:list-item>
          </text:list>
        </text:list-item>
        <text:list-item>
          <text:p text:style-name="P2"><text:span text:style-name="Strong_20_Emphasis">Explain the concept of descriptors in Python.</text:span></text:p>
          <text:list>
            <text:list-item>
              <text:p text:style-name="P12">Descriptors manage attribute access using methods like <text:span text:style-name="Source_20_Text">__get__</text:span>, <text:span text:style-name="Source_20_Text">__set__</text:span>, and <text:span text:style-name="Source_20_Text">__delete__</text:span>. Examples include <text:span text:style-name="Source_20_Text">property</text:span>.</text:p>
            </text:list-item>
          </text:list>
        </text:list-item>
        <text:list-item>
          <text:p text:style-name="P2"><text:span text:style-name="Strong_20_Emphasis">What are Python slots?</text:span></text:p>
          <text:list>
            <text:list-item>
              <text:p text:style-name="P12"><text:soft-page-break/>Using <text:span text:style-name="Source_20_Text">__slots__</text:span> limits attribute creation to predefined ones, saving memory by avoiding the default <text:span text:style-name="Source_20_Text">__dict__</text:span>.</text:p>
            </text:list-item>
          </text:list>
        </text:list-item>
        <text:list-item>
          <text:p text:style-name="P2"><text:span text:style-name="Strong_20_Emphasis">How does Python handle type hinting in modern versions?</text:span></text:p>
          <text:list>
            <text:list-item>
              <text:p text:style-name="P2">Python supports static type hints with <text:span text:style-name="Source_20_Text">typing</text:span> or <text:span text:style-name="Source_20_Text">pydantic</text:span>, enabling better tooling but not enforcing type at runtime.</text:p>
            </text:list-item>
          </text:list>
        </text:list-item>
      </text:list>
      <text:p text:style-name="Horizontal_20_Line"/>
      <text:h text:style-name="Heading_20_3" text:outline-level="3"><text:span text:style-name="Strong_20_Emphasis">3. Advanced OOP Concepts</text:span></text:h>
      <text:list xml:id="list2087698898" text:style-name="L3">
        <text:list-item>
          <text:p text:style-name="P3"><text:span text:style-name="Strong_20_Emphasis">Explain the difference between </text:span><text:span text:style-name="Strong_20_Emphasis"><text:span text:style-name="Source_20_Text">is</text:span></text:span><text:span text:style-name="Strong_20_Emphasis"> and </text:span><text:span text:style-name="Strong_20_Emphasis"><text:span text:style-name="Source_20_Text">==</text:span></text:span><text:span text:style-name="Strong_20_Emphasis">.</text:span></text:p>
          <text:list>
            <text:list-item>
              <text:p text:style-name="P13"><text:span text:style-name="Source_20_Text">is</text:span> checks object identity (memory address), while <text:span text:style-name="Source_20_Text">==</text:span> checks value equality.</text:p>
            </text:list-item>
          </text:list>
        </text:list-item>
        <text:list-item>
          <text:p text:style-name="P3"><text:span text:style-name="Strong_20_Emphasis">What is method resolution order (MRO)?</text:span></text:p>
          <text:list>
            <text:list-item>
              <text:p text:style-name="P13">MRO defines the order in which classes are searched for a method. It uses the C3 linearization algorithm.</text:p>
            </text:list-item>
          </text:list>
        </text:list-item>
        <text:list-item>
          <text:p text:style-name="P3"><text:span text:style-name="Strong_20_Emphasis">What is the difference between </text:span><text:span text:style-name="Strong_20_Emphasis"><text:span text:style-name="Source_20_Text">classmethod</text:span></text:span><text:span text:style-name="Strong_20_Emphasis">, </text:span><text:span text:style-name="Strong_20_Emphasis"><text:span text:style-name="Source_20_Text">staticmethod</text:span></text:span><text:span text:style-name="Strong_20_Emphasis">, and instance methods?</text:span></text:p>
          <text:list>
            <text:list-item>
              <text:p text:style-name="P13"><text:span text:style-name="Source_20_Text">classmethod</text:span>: Bound to the class, not instance (<text:span text:style-name="Source_20_Text">cls</text:span>).</text:p>
            </text:list-item>
            <text:list-item>
              <text:p text:style-name="P13"><text:span text:style-name="Source_20_Text">staticmethod</text:span>: No binding; acts as a regular function.</text:p>
            </text:list-item>
            <text:list-item>
              <text:p text:style-name="P13">Instance method: Bound to the instance (<text:span text:style-name="Source_20_Text">self</text:span>).</text:p>
            </text:list-item>
          </text:list>
        </text:list-item>
        <text:list-item>
          <text:p text:style-name="P3"><text:span text:style-name="Strong_20_Emphasis">What is monkey patching in Python?</text:span></text:p>
          <text:list>
            <text:list-item>
              <text:p text:style-name="P13">Dynamically modifying or extending a class or module at runtime.</text:p>
            </text:list-item>
          </text:list>
        </text:list-item>
        <text:list-item>
          <text:p text:style-name="P3"><text:span text:style-name="Strong_20_Emphasis">How do you implement a Singleton design pattern in Python?</text:span></text:p>
          <text:list>
            <text:list-item>
              <text:p text:style-name="P3">Use a metaclass or a class-level dictionary to store instances.</text:p>
            </text:list-item>
          </text:list>
        </text:list-item>
      </text:list>
      <text:p text:style-name="Horizontal_20_Line"/>
      <text:h text:style-name="Heading_20_3" text:outline-level="3"><text:span text:style-name="Strong_20_Emphasis">4. Concurrency and Parallelism</text:span></text:h>
      <text:list xml:id="list3054249122" text:style-name="L4">
        <text:list-item>
          <text:p text:style-name="P4"><text:span text:style-name="Strong_20_Emphasis">Explain the difference between threading and multiprocessing in Python.</text:span></text:p>
          <text:list>
            <text:list-item>
              <text:p text:style-name="P14">Threading is suited for I/O-bound tasks due to GIL constraints. Multiprocessing creates separate processes, ideal for CPU-bound tasks.</text:p>
            </text:list-item>
          </text:list>
        </text:list-item>
        <text:list-item>
          <text:p text:style-name="P4"><text:span text:style-name="Strong_20_Emphasis">How do you implement thread safety in Python?</text:span></text:p>
          <text:list>
            <text:list-item>
              <text:p text:style-name="P14">Use locks (<text:span text:style-name="Source_20_Text">threading.Lock</text:span>), semaphores, or concurrent libraries like <text:span text:style-name="Source_20_Text">concurrent.futures</text:span>.</text:p>
            </text:list-item>
          </text:list>
        </text:list-item>
        <text:list-item>
          <text:p text:style-name="P4"><text:span text:style-name="Strong_20_Emphasis">What are Python coroutines, and how do they differ from threads?</text:span></text:p>
          <text:list>
            <text:list-item>
              <text:p text:style-name="P14">Coroutines (<text:span text:style-name="Source_20_Text">async/await</text:span>) are cooperative multitasking routines. Unlike threads, they share the same execution thread.</text:p>
            </text:list-item>
          </text:list>
        </text:list-item>
        <text:list-item>
          <text:p text:style-name="P4"><text:span text:style-name="Strong_20_Emphasis">Explain the </text:span><text:span text:style-name="Strong_20_Emphasis"><text:span text:style-name="Source_20_Text">asyncio</text:span></text:span><text:span text:style-name="Strong_20_Emphasis"> library and its key components.</text:span></text:p>
          <text:list>
            <text:list-item>
              <text:p text:style-name="P14"><text:span text:style-name="Source_20_Text">asyncio</text:span> supports asynchronous I/O. Core components include:</text:p>
              <text:list>
                <text:list-item>
                  <text:p text:style-name="P14">Event loop (<text:span text:style-name="Source_20_Text">asyncio.run</text:span>).</text:p>
                </text:list-item>
                <text:list-item>
                  <text:p text:style-name="P14">Tasks (<text:span text:style-name="Source_20_Text">asyncio.create_task</text:span>).</text:p>
                </text:list-item>
                <text:list-item>
                  <text:p text:style-name="P14">Futures and coroutines.</text:p>
                </text:list-item>
              </text:list>
            </text:list-item>
          </text:list>
        </text:list-item>
        <text:list-item>
          <text:p text:style-name="P4"><text:soft-page-break/><text:span text:style-name="Strong_20_Emphasis">What is the role of the </text:span><text:span text:style-name="Strong_20_Emphasis"><text:span text:style-name="Source_20_Text">concurrent.futures</text:span></text:span><text:span text:style-name="Strong_20_Emphasis"> module?</text:span></text:p>
          <text:list>
            <text:list-item>
              <text:p text:style-name="P4">Provides a high-level API for parallelism with thread and process pools (<text:span text:style-name="Source_20_Text">ThreadPoolExecutor</text:span>, <text:span text:style-name="Source_20_Text">ProcessPoolExecutor</text:span>).</text:p>
            </text:list-item>
          </text:list>
        </text:list-item>
      </text:list>
      <text:p text:style-name="Horizontal_20_Line"/>
      <text:h text:style-name="Heading_20_3" text:outline-level="3"><text:span text:style-name="Strong_20_Emphasis">5. Data Structures and Algorithms</text:span></text:h>
      <text:list xml:id="list1371885040" text:style-name="L5">
        <text:list-item>
          <text:p text:style-name="P5"><text:span text:style-name="Strong_20_Emphasis">How does Python implement dictionaries?</text:span></text:p>
          <text:list>
            <text:list-item>
              <text:p text:style-name="P15">Python dictionaries use hash tables, providing average O(1) lookup, insert, and delete operations.</text:p>
            </text:list-item>
          </text:list>
        </text:list-item>
        <text:list-item>
          <text:p text:style-name="P5"><text:span text:style-name="Strong_20_Emphasis">Explain Python's </text:span><text:span text:style-name="Strong_20_Emphasis"><text:span text:style-name="Source_20_Text">collections</text:span></text:span><text:span text:style-name="Strong_20_Emphasis"> module.</text:span></text:p>
          <text:list>
            <text:list-item>
              <text:p text:style-name="P15">Offers specialized data types:</text:p>
              <text:list>
                <text:list-item>
                  <text:p text:style-name="P15"><text:span text:style-name="Source_20_Text">deque</text:span>: Fast appends/pops.</text:p>
                </text:list-item>
                <text:list-item>
                  <text:p text:style-name="P15"><text:span text:style-name="Source_20_Text">defaultdict</text:span>: Provides default values.</text:p>
                </text:list-item>
                <text:list-item>
                  <text:p text:style-name="P15"><text:span text:style-name="Source_20_Text">Counter</text:span>: Counts hashable items.</text:p>
                </text:list-item>
              </text:list>
            </text:list-item>
          </text:list>
        </text:list-item>
        <text:list-item>
          <text:p text:style-name="P5"><text:span text:style-name="Strong_20_Emphasis">What is the difference between </text:span><text:span text:style-name="Strong_20_Emphasis"><text:span text:style-name="Source_20_Text">list</text:span></text:span><text:span text:style-name="Strong_20_Emphasis">, </text:span><text:span text:style-name="Strong_20_Emphasis"><text:span text:style-name="Source_20_Text">tuple</text:span></text:span><text:span text:style-name="Strong_20_Emphasis">, </text:span><text:span text:style-name="Strong_20_Emphasis"><text:span text:style-name="Source_20_Text">set</text:span></text:span><text:span text:style-name="Strong_20_Emphasis">, and </text:span><text:span text:style-name="Strong_20_Emphasis"><text:span text:style-name="Source_20_Text">frozenset</text:span></text:span><text:span text:style-name="Strong_20_Emphasis">?</text:span></text:p>
          <text:list>
            <text:list-item>
              <text:p text:style-name="P15"><text:span text:style-name="Source_20_Text">list</text:span>: Mutable, ordered.</text:p>
            </text:list-item>
            <text:list-item>
              <text:p text:style-name="P15"><text:span text:style-name="Source_20_Text">tuple</text:span>: Immutable, ordered.</text:p>
            </text:list-item>
            <text:list-item>
              <text:p text:style-name="P15"><text:span text:style-name="Source_20_Text">set</text:span>: Mutable, unordered, unique elements.</text:p>
            </text:list-item>
            <text:list-item>
              <text:p text:style-name="P15"><text:span text:style-name="Source_20_Text">frozenset</text:span>: Immutable set.</text:p>
            </text:list-item>
          </text:list>
        </text:list-item>
        <text:list-item>
          <text:p text:style-name="P5"><text:span text:style-name="Strong_20_Emphasis">How do you merge two sorted lists in Python efficiently?</text:span></text:p>
          <text:list>
            <text:list-item>
              <text:p text:style-name="P15">Use <text:span text:style-name="Source_20_Text">heapq.merge()</text:span> for O(n + m) complexity.</text:p>
            </text:list-item>
          </text:list>
        </text:list-item>
        <text:list-item>
          <text:p text:style-name="P5"><text:span text:style-name="Strong_20_Emphasis">Explain how you would implement a priority queue in Python.</text:span></text:p>
          <text:list>
            <text:list-item>
              <text:p text:style-name="P5">Use <text:span text:style-name="Source_20_Text">heapq</text:span> for efficient priority queues.</text:p>
            </text:list-item>
          </text:list>
        </text:list-item>
      </text:list>
      <text:p text:style-name="Horizontal_20_Line"/>
      <text:h text:style-name="Heading_20_3" text:outline-level="3"><text:span text:style-name="Strong_20_Emphasis">6. Error Handling</text:span></text:h>
      <text:list xml:id="list2908094097" text:style-name="L6">
        <text:list-item>
          <text:p text:style-name="P6"><text:span text:style-name="Strong_20_Emphasis">What is the purpose of the </text:span><text:span text:style-name="Strong_20_Emphasis"><text:span text:style-name="Source_20_Text">else</text:span></text:span><text:span text:style-name="Strong_20_Emphasis"> clause in Python's </text:span><text:span text:style-name="Strong_20_Emphasis"><text:span text:style-name="Source_20_Text">try-except</text:span></text:span><text:span text:style-name="Strong_20_Emphasis">?</text:span></text:p>
          <text:list>
            <text:list-item>
              <text:p text:style-name="P16">Executes only if no exception occurs in the <text:span text:style-name="Source_20_Text">try</text:span> block.</text:p>
            </text:list-item>
          </text:list>
        </text:list-item>
        <text:list-item>
          <text:p text:style-name="P6"><text:span text:style-name="Strong_20_Emphasis">How do you create custom exceptions in Python?</text:span></text:p>
          <text:list>
            <text:list-item>
              <text:p text:style-name="P16">Derive a class from <text:span text:style-name="Source_20_Text">Exception</text:span> or its subclasses.</text:p>
            </text:list-item>
          </text:list>
        </text:list-item>
        <text:list-item>
          <text:p text:style-name="P6"><text:span text:style-name="Strong_20_Emphasis">What is the </text:span><text:span text:style-name="Strong_20_Emphasis"><text:span text:style-name="Source_20_Text">finally</text:span></text:span><text:span text:style-name="Strong_20_Emphasis"> block used for?</text:span></text:p>
          <text:list>
            <text:list-item>
              <text:p text:style-name="P16">Executes cleanup code regardless of exceptions.</text:p>
            </text:list-item>
          </text:list>
        </text:list-item>
        <text:list-item>
          <text:p text:style-name="P6"><text:span text:style-name="Strong_20_Emphasis">What happens when you re-raise an exception in Python?</text:span></text:p>
          <text:list>
            <text:list-item>
              <text:p text:style-name="P16">Use <text:span text:style-name="Source_20_Text">raise</text:span> to propagate the current exception.</text:p>
            </text:list-item>
          </text:list>
        </text:list-item>
        <text:list-item>
          <text:p text:style-name="P6"><text:span text:style-name="Strong_20_Emphasis">What are context managers? How do you create one?</text:span></text:p>
          <text:list>
            <text:list-item>
              <text:p text:style-name="P6">Context managers handle setup/teardown logic (e.g., <text:span text:style-name="Source_20_Text">with</text:span> statements). Implement with <text:span text:style-name="Source_20_Text">__enter__</text:span> and <text:span text:style-name="Source_20_Text">__exit__</text:span>.</text:p>
            </text:list-item>
          </text:list>
        </text:list-item>
      </text:list>
      <text:p text:style-name="Horizontal_20_Line"/>
      <text:h text:style-name="Heading_20_3" text:outline-level="3"><text:soft-page-break/><text:span text:style-name="Strong_20_Emphasis">7. Python Libraries and Frameworks</text:span></text:h>
      <text:list xml:id="list2562757040" text:style-name="L7">
        <text:list-item>
          <text:p text:style-name="P7"><text:span text:style-name="Strong_20_Emphasis">How does Python's </text:span><text:span text:style-name="Strong_20_Emphasis"><text:span text:style-name="Source_20_Text">logging</text:span></text:span><text:span text:style-name="Strong_20_Emphasis"> library work?</text:span></text:p>
          <text:list>
            <text:list-item>
              <text:p text:style-name="P17">Configures logging levels (<text:span text:style-name="Source_20_Text">DEBUG</text:span>, <text:span text:style-name="Source_20_Text">INFO</text:span>) and handlers (e.g., <text:span text:style-name="Source_20_Text">FileHandler</text:span>).</text:p>
            </text:list-item>
          </text:list>
        </text:list-item>
        <text:list-item>
          <text:p text:style-name="P7"><text:span text:style-name="Strong_20_Emphasis">What is </text:span><text:span text:style-name="Strong_20_Emphasis"><text:span text:style-name="Source_20_Text">functools.lru_cache</text:span></text:span><text:span text:style-name="Strong_20_Emphasis">?</text:span></text:p>
          <text:list>
            <text:list-item>
              <text:p text:style-name="P17">A decorator for memoization to optimize expensive function calls.</text:p>
            </text:list-item>
          </text:list>
        </text:list-item>
        <text:list-item>
          <text:p text:style-name="P7"><text:span text:style-name="Strong_20_Emphasis">What is the purpose of Python’s </text:span><text:span text:style-name="Strong_20_Emphasis"><text:span text:style-name="Source_20_Text">dataclasses</text:span></text:span><text:span text:style-name="Strong_20_Emphasis"> module?</text:span></text:p>
          <text:list>
            <text:list-item>
              <text:p text:style-name="P17">Simplifies class boilerplate for storing data (<text:span text:style-name="Source_20_Text">__init__</text:span>, <text:span text:style-name="Source_20_Text">__repr__</text:span>, etc.).</text:p>
            </text:list-item>
          </text:list>
        </text:list-item>
        <text:list-item>
          <text:p text:style-name="P7"><text:span text:style-name="Strong_20_Emphasis">How do you parse JSON in Python?</text:span></text:p>
          <text:list>
            <text:list-item>
              <text:p text:style-name="P17">Use the <text:span text:style-name="Source_20_Text">json</text:span> module for serialization (<text:span text:style-name="Source_20_Text">dump</text:span>, <text:span text:style-name="Source_20_Text">dumps</text:span>) and deserialization (<text:span text:style-name="Source_20_Text">load</text:span>, <text:span text:style-name="Source_20_Text">loads</text:span>).</text:p>
            </text:list-item>
          </text:list>
        </text:list-item>
        <text:list-item>
          <text:p text:style-name="P7"><text:span text:style-name="Strong_20_Emphasis">What is the difference between </text:span><text:span text:style-name="Strong_20_Emphasis"><text:span text:style-name="Source_20_Text">os</text:span></text:span><text:span text:style-name="Strong_20_Emphasis">, </text:span><text:span text:style-name="Strong_20_Emphasis"><text:span text:style-name="Source_20_Text">sys</text:span></text:span><text:span text:style-name="Strong_20_Emphasis">, and </text:span><text:span text:style-name="Strong_20_Emphasis"><text:span text:style-name="Source_20_Text">subprocess</text:span></text:span><text:span text:style-name="Strong_20_Emphasis">?</text:span></text:p>
          <text:list>
            <text:list-item>
              <text:p text:style-name="P17"><text:span text:style-name="Source_20_Text">os</text:span>: File system and environment.</text:p>
            </text:list-item>
            <text:list-item>
              <text:p text:style-name="P17"><text:span text:style-name="Source_20_Text">sys</text:span>: Interpreter interaction.</text:p>
            </text:list-item>
            <text:list-item>
              <text:p text:style-name="P7"><text:span text:style-name="Source_20_Text">subprocess</text:span>: External process management.</text:p>
            </text:list-item>
          </text:list>
        </text:list-item>
      </text:list>
      <text:p text:style-name="Horizontal_20_Line"/>
      <text:h text:style-name="Heading_20_3" text:outline-level="3"><text:span text:style-name="Strong_20_Emphasis">8. Advanced Topics</text:span></text:h>
      <text:list xml:id="list644924127" text:style-name="L8">
        <text:list-item>
          <text:p text:style-name="P8"><text:span text:style-name="Strong_20_Emphasis">How does Python handle circular imports?</text:span></text:p>
          <text:list>
            <text:list-item>
              <text:p text:style-name="P18">Use <text:span text:style-name="Source_20_Text">import</text:span> at runtime or re-architect modules.</text:p>
            </text:list-item>
          </text:list>
        </text:list-item>
        <text:list-item>
          <text:p text:style-name="P8"><text:span text:style-name="Strong_20_Emphasis">What is the difference between </text:span><text:span text:style-name="Strong_20_Emphasis"><text:span text:style-name="Source_20_Text">pickle</text:span></text:span><text:span text:style-name="Strong_20_Emphasis"> and </text:span><text:span text:style-name="Strong_20_Emphasis"><text:span text:style-name="Source_20_Text">json</text:span></text:span><text:span text:style-name="Strong_20_Emphasis">?</text:span></text:p>
          <text:list>
            <text:list-item>
              <text:p text:style-name="P18"><text:span text:style-name="Source_20_Text">pickle</text:span> supports Python-specific objects but is insecure.</text:p>
            </text:list-item>
            <text:list-item>
              <text:p text:style-name="P18"><text:span text:style-name="Source_20_Text">json</text:span> is interoperable but only supports basic types.</text:p>
            </text:list-item>
          </text:list>
        </text:list-item>
        <text:list-item>
          <text:p text:style-name="P8"><text:span text:style-name="Strong_20_Emphasis">What are Python’s weak references?</text:span></text:p>
          <text:list>
            <text:list-item>
              <text:p text:style-name="P18">Use the <text:span text:style-name="Source_20_Text">weakref</text:span> module for references that don’t prevent garbage collection.</text:p>
            </text:list-item>
          </text:list>
        </text:list-item>
        <text:list-item>
          <text:p text:style-name="P8"><text:span text:style-name="Strong_20_Emphasis">How does </text:span><text:span text:style-name="Strong_20_Emphasis"><text:span text:style-name="Source_20_Text">yield</text:span></text:span><text:span text:style-name="Strong_20_Emphasis"> differ from </text:span><text:span text:style-name="Strong_20_Emphasis"><text:span text:style-name="Source_20_Text">return</text:span></text:span><text:span text:style-name="Strong_20_Emphasis">?</text:span></text:p>
          <text:list>
            <text:list-item>
              <text:p text:style-name="P18"><text:span text:style-name="Source_20_Text">yield</text:span> produces a generator that can be iterated lazily, unlike <text:span text:style-name="Source_20_Text">return</text:span>.</text:p>
            </text:list-item>
          </text:list>
        </text:list-item>
        <text:list-item>
          <text:p text:style-name="P8"><text:span text:style-name="Strong_20_Emphasis">What is the </text:span><text:span text:style-name="Strong_20_Emphasis"><text:span text:style-name="Source_20_Text">__slots__</text:span></text:span><text:span text:style-name="Strong_20_Emphasis"> attribute used for?</text:span></text:p>
          <text:list>
            <text:list-item>
              <text:p text:style-name="P8">Reduces memory overhead by preventing dynamic attribute creation.</text:p>
            </text:list-item>
          </text:list>
        </text:list-item>
      </text:list>
      <text:p text:style-name="Horizontal_20_Line"/>
      <text:h text:style-name="Heading_20_3" text:outline-level="3"><text:span text:style-name="Strong_20_Emphasis">9. Testing and Debugging</text:span></text:h>
      <text:list xml:id="list2928185871" text:style-name="L9">
        <text:list-item>
          <text:p text:style-name="P9"><text:span text:style-name="Strong_20_Emphasis">What is </text:span><text:span text:style-name="Strong_20_Emphasis"><text:span text:style-name="Source_20_Text">unittest</text:span></text:span><text:span text:style-name="Strong_20_Emphasis"> in Python?</text:span></text:p>
          <text:list>
            <text:list-item>
              <text:p text:style-name="P19">A testing framework for creating unit tests.</text:p>
            </text:list-item>
          </text:list>
        </text:list-item>
        <text:list-item>
          <text:p text:style-name="P9"><text:span text:style-name="Strong_20_Emphasis">How does </text:span><text:span text:style-name="Strong_20_Emphasis"><text:span text:style-name="Source_20_Text">pytest</text:span></text:span><text:span text:style-name="Strong_20_Emphasis"> differ from </text:span><text:span text:style-name="Strong_20_Emphasis"><text:span text:style-name="Source_20_Text">unittest</text:span></text:span><text:span text:style-name="Strong_20_Emphasis">?</text:span></text:p>
          <text:list>
            <text:list-item>
              <text:p text:style-name="P19"><text:span text:style-name="Source_20_Text">pytest</text:span> supports fixtures, parameterized testing, and concise syntax.</text:p>
            </text:list-item>
          </text:list>
        </text:list-item>
        <text:list-item>
          <text:p text:style-name="P9"><text:span text:style-name="Strong_20_Emphasis">What are mocks in Python testing?</text:span></text:p>
          <text:list>
            <text:list-item>
              <text:p text:style-name="P19">Use <text:span text:style-name="Source_20_Text">unittest.mock</text:span> to replace parts of the system for testing.</text:p>
            </text:list-item>
          </text:list>
        </text:list-item>
        <text:list-item>
          <text:p text:style-name="P9"><text:soft-page-break/><text:span text:style-name="Strong_20_Emphasis">What are assertions in Python?</text:span></text:p>
          <text:list>
            <text:list-item>
              <text:p text:style-name="P19">Debugging checks using the <text:span text:style-name="Source_20_Text">assert</text:span> keyword.</text:p>
            </text:list-item>
          </text:list>
        </text:list-item>
        <text:list-item>
          <text:p text:style-name="P9"><text:span text:style-name="Strong_20_Emphasis">What tools would you use for profiling Python code?</text:span></text:p>
          <text:list>
            <text:list-item>
              <text:p text:style-name="P9">Tools like <text:span text:style-name="Source_20_Text">cProfile</text:span>, <text:span text:style-name="Source_20_Text">line_profiler</text:span>, and <text:span text:style-name="Source_20_Text">memory_profiler</text:span>.</text:p>
            </text:list-item>
          </text:list>
        </text:list-item>
      </text:list>
      <text:p text:style-name="Horizontal_20_Line"/>
      <text:h text:style-name="Heading_20_3" text:outline-level="3"><text:span text:style-name="Strong_20_Emphasis">10. Miscellaneous</text:span></text:h>
      <text:list xml:id="list1750167460" text:style-name="L10">
        <text:list-item>
          <text:p text:style-name="P10"><text:span text:style-name="Strong_20_Emphasis">What are Python eggs and wheels?</text:span></text:p>
          <text:list>
            <text:list-item>
              <text:p text:style-name="P20">Packaging formats for Python projects; <text:span text:style-name="Source_20_Text">wheels</text:span> are the modern standard.</text:p>
            </text:list-item>
          </text:list>
        </text:list-item>
        <text:list-item>
          <text:p text:style-name="P10"><text:span text:style-name="Strong_20_Emphasis">What is the purpose of </text:span><text:span text:style-name="Strong_20_Emphasis"><text:span text:style-name="Source_20_Text">pip</text:span></text:span><text:span text:style-name="Strong_20_Emphasis"> and </text:span><text:span text:style-name="Strong_20_Emphasis"><text:span text:style-name="Source_20_Text">virtualenv</text:span></text:span><text:span text:style-name="Strong_20_Emphasis">?</text:span></text:p>
          <text:list>
            <text:list-item>
              <text:p text:style-name="P20"><text:span text:style-name="Source_20_Text">pip</text:span>: Dependency management.</text:p>
            </text:list-item>
            <text:list-item>
              <text:p text:style-name="P20"><text:span text:style-name="Source_20_Text">virtualenv</text:span>: Isolated environments.</text:p>
            </text:list-item>
          </text:list>
        </text:list-item>
        <text:list-item>
          <text:p text:style-name="P10"><text:span text:style-name="Strong_20_Emphasis">How does Python handle Unicode?</text:span></text:p>
          <text:list>
            <text:list-item>
              <text:p text:style-name="P20">Strings are Unicode by default. Use <text:span text:style-name="Source_20_Text">encode()</text:span> and <text:span text:style-name="Source_20_Text">decode()</text:span> for bytes conversion.</text:p>
            </text:list-item>
          </text:list>
        </text:list-item>
        <text:list-item>
          <text:p text:style-name="P10"><text:span text:style-name="Strong_20_Emphasis">What is </text:span><text:span text:style-name="Strong_20_Emphasis"><text:span text:style-name="Source_20_Text">typing.Protocol</text:span></text:span><text:span text:style-name="Strong_20_Emphasis">?</text:span></text:p>
          <text:list>
            <text:list-item>
              <text:p text:style-name="P20">Supports structural subtyping for static typing.</text:p>
            </text:list-item>
          </text:list>
        </text:list-item>
        <text:list-item>
          <text:p text:style-name="P10"><text:span text:style-name="Strong_20_Emphasis">What tools would you use for CI/CD in Python projects?</text:span></text:p>
          <text:list>
            <text:list-item>
              <text:p text:style-name="P10">Tools like Jenkins, GitHub Actions, or CircleCI combined with testing frameworks.</text:p>
            </text:list-item>
          </text:list>
        </text:list-item>
      </text:list>
      <text:p text:style-name="Horizontal_20_Line"/>
      <text:p text:style-name="Text_20_body">These questions test your understanding of Python internals, architecture-level decisions, and problem-solving with Python. Let me know if you’d like more in-depth explanations for any topic!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0T16:21:06.749754717</meta:creation-date>
    <dc:date>2025-01-12T21:29:21.316544351</dc:date>
    <meta:editing-duration>PT41M7S</meta:editing-duration>
    <meta:editing-cycles>62</meta:editing-cycles>
    <meta:generator>LibreOffice/6.4.7.2$Linux_X86_64 LibreOffice_project/40$Build-2</meta:generator>
    <meta:document-statistic meta:table-count="0" meta:image-count="0" meta:object-count="0" meta:page-count="5" meta:paragraph-count="130" meta:word-count="1196" meta:character-count="7726" meta:non-whitespace-character-count="6778"/>
  </office:meta>
</office:document-meta>
</file>